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rtainly! Computers play a significant role in politics in various ways:</text:p>
      <text:p text:style-name="Standard"/>
      <text:p text:style-name="Standard">1. **Campaigning:** Political campaigns leverage computer technology for voter targeting, outreach, and communication through social media, email campaigns, and targeted advertising.</text:p>
      <text:p text:style-name="Standard"/>
      <text:p text:style-name="Standard">2. **Data Analysis:** Computers are used to analyze vast amounts of data, including polling data, demographic information, and voter behavior, to inform campaign strategies and decision-making.</text:p>
      <text:p text:style-name="Standard"/>
      <text:p text:style-name="Standard">3. **Election Administration:** Computers are crucial for managing voter registration databases, ballot design and printing, vote tabulation, and reporting election results.</text:p>
      <text:p text:style-name="Standard"/>
      <text:p text:style-name="Standard">4. **Policy Development:** Politicians and policymakers use computers for research, drafting legislation, and modeling the potential impacts of proposed policies.</text:p>
      <text:p text:style-name="Standard"/>
      <text:p text:style-name="Standard">5. **Communication:** Computers enable politicians to communicate with constituents through websites, blogs, email newsletters, and social media platforms.</text:p>
      <text:p text:style-name="Standard"/>
      <text:p text:style-name="Standard">6. **Transparency and Accountability:** Governments use computer systems to publish information about political processes, government spending, and public policies to promote transparency and accountability.</text:p>
      <text:p text:style-name="Standard"/>
      <text:p text:style-name="Standard">7. **Cybersecurity:** With the increasing digitization of political processes, cybersecurity measures are essential to protect against hacking, data breaches, and other cyber threats that could undermine the integrity of elections and political institutions.</text:p>
      <text:p text:style-name="Standard"/>
      <text:p text:style-name="Standard">Certainly! As a professional, let's delve deeper into how computers are used in politics:</text:p>
      <text:p text:style-name="Standard"/>
      <text:p text:style-name="Standard">1. **Data Analytics and Voter Targeting:** Political campaigns employ sophisticated data analytics tools to analyze voter demographics, behavior, and preferences. By leveraging big data, they can target specific demographics with tailored messages and advertisements to maximize effectiveness.</text:p>
      <text:p text:style-name="Standard"/>
      <text:p text:style-name="Standard">2. **Social Media Management:** Social media platforms are essential tools for political communication and engagement. Professionals manage social media accounts to disseminate information, engage with constituents, and shape public opinion.</text:p>
      <text:p text:style-name="Standard"/>
      <text:p text:style-name="Standard">3. **Campaign Management Software:** Specialized software is used to manage all aspects of political campaigns, including fundraising, volunteer coordination, event planning, and voter outreach. These tools streamline campaign operations and improve efficiency.</text:p>
      <text:p text:style-name="Standard"/>
      <text:p text:style-name="Standard">4. **Digital Advertising:** Computers enable precise targeting of digital advertisements based on factors such as location, interests, and browsing history. Political campaigns utilize digital advertising platforms to reach potential voters across various online channels.</text:p>
      <text:p text:style-name="Standard"/>
      <text:p text:style-name="Standard">5. **Election Technology:** Computerized systems are used for voter registration, ballot design, electronic voting machines, and vote tabulation. These technologies aim to streamline the voting process, enhance accessibility, and ensure the accuracy and integrity of elections.</text:p>
      <text:p text:style-name="Standard"/>
      <text:p text:style-name="Standard"><text:soft-page-break/>6. **Policy Analysis and Simulation:** Policy analysts utilize computer models and simulation software to assess the potential impacts of proposed policies. These tools help policymakers make informed decisions by predicting outcomes and identifying potential challenges.</text:p>
      <text:p text:style-name="Standard"/>
      <text:p text:style-name="Standard">7. **Cybersecurity and Data Privacy:** Given the critical nature of political data and communication, cybersecurity measures are paramount. Professionals implement robust cybersecurity protocols to safeguard sensitive information, prevent unauthorized access, and mitigate cyber threats.</text:p>
      <text:p text:style-name="Standard"/>
      <text:p text:style-name="Standard">8. **Online Activism and Grassroots Organizing:** Computers facilitate online activism and grassroots organizing efforts through social media campaigns, online petitions, and digital advocacy platforms. These tools empower individuals and organizations to mobilize support for political causes and influence decision-makers.</text:p>
      <text:p text:style-name="Standard"/>
      <text:p text:style-name="Standard">In summary, professionals leverage computer technology across all aspects of politics, from campaign management and communication to policy analysis and election administration. By harnessing the power of computers, they aim to optimize political processes, engage constituents, and advance their goals and agendas.</text:p>
      <text:p text:style-name="Standard"/>
      <text:p text:style-name="Standard">Overall, computers have revolutionized the way politics operates, from campaigning and policy development to election administration and governance. However, they also raise concerns about privacy, security, and the potential for manipulation and mis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6:16:56.650190303</meta:creation-date>
    <meta:print-date>2024-05-15T16:18:54.838587326</meta:print-date>
    <dc:date>2024-05-15T16:19:15.996520288</dc:date>
    <meta:editing-duration>PT2M33S</meta:editing-duration>
    <meta:editing-cycles>1</meta:editing-cycles>
    <meta:document-statistic meta:table-count="0" meta:image-count="0" meta:object-count="0" meta:page-count="2" meta:paragraph-count="19" meta:word-count="540" meta:character-count="4295" meta:non-whitespace-character-count="3774"/>
    <meta:generator>LibreOffice/7.3.7.2$Linux_X86_64 LibreOffice_project/30$Build-2</meta:generator>
  </office:meta>
</office:document-meta>
</file>